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25.423cm" svg:height="14.3cm" svg:x="1.327cm" svg:y="2.14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.2cm" fo:page-height="18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2T20:15:37.708811812</meta:creation-date>
    <dc:date>2017-12-12T20:25:29.508545818</dc:date>
    <meta:editing-duration>P0D</meta:editing-duration>
    <meta:editing-cycles>1</meta:editing-cycles>
    <meta:document-statistic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solid" draw:fill-color="#eeeee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424cm" svg:height="14.301cm" xlink:href="." xlink:type="simple" chart:class="chart:bar" chart:style-name="ch1">
        <chart:legend chart:legend-position="bottom" svg:x="11.569cm" svg:y="13.518cm" style:legend-expansion="wide" chart:style-name="ch2"/>
        <chart:plot-area chart:style-name="ch3" chart:data-source-has-labels="both" svg:x="2.768cm" svg:y="0.284cm" svg:width="21.276cm" svg:height="12.343cm">
          <chartooo:coordinate-region svg:x="6.67cm" svg:y="0.284cm" svg:width="17.094cm" svg:height="11.696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達成度 [%]</text:p>
              </table:table-cell>
            </table:table-row>
          </table:table-header-rows>
          <table:table-rows>
            <table:table-row>
              <table:table-cell office:value-type="string">
                <text:p>歩行をカウントする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歩数を画面に表示する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走行をカウント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階段の登り降りをカウント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